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row>
                <mfrac>
                  <mrow>
                    <mo stretchy="false">∇</mo>
                    <mover accent="true">
                      <mover accent="true">
                        <mi>t</mi>
                        <mo stretchy="false">¯</mo>
                      </mover>
                      <mo stretchy="false">¯</mo>
                    </mover>
                  </mrow>
                  <mi mathvariant="normal">ρ</mi>
                </mfrac>
                <mo stretchy="false">+</mo>
                <mover accent="true">
                  <mi>F</mi>
                  <mo stretchy="false">¯</mo>
                </mover>
              </mrow>
              <mo stretchy="false">=</mo>
              <mover accent="true">
                <mi>a</mi>
                <mo stretchy="false">¯</mo>
              </mover>
            </mrow>
            <mi>,</mi>
          </mrow>
        </mtd>
      </mtr>
      <mtr>
        <mtd>
          <mrow/>
        </mtd>
      </mtr>
      <mtr>
        <mtd>
          <mrow>
            <mstyle mathvariant="sans-serif">
              <mi mathvariant="italic">donde</mi>
            </mstyle>
            <mrow>
              <mover accent="true">
                <mover accent="true">
                  <mi>t</mi>
                  <mo stretchy="false">¯</mo>
                </mover>
                <mo stretchy="false">¯</mo>
              </mover>
              <mo stretchy="false">=</mo>
              <mrow>
                <mo fence="true" stretchy="true">(</mo>
                <mrow>
                  <mtable>
                    <mtr>
                      <mtd>
                        <msub>
                          <mi>T</mi>
                          <mn>11</mn>
                        </msub>
                      </mtd>
                      <mtd>
                        <msub>
                          <mi>T</mi>
                          <mn>12</mn>
                        </msub>
                      </mtd>
                      <mtd>
                        <msub>
                          <mi>T</mi>
                          <mn>13</mn>
                        </msub>
                      </mtd>
                    </mtr>
                    <mtr>
                      <mtd>
                        <msub>
                          <mi>T</mi>
                          <mn>21</mn>
                        </msub>
                      </mtd>
                      <mtd>
                        <msub>
                          <mi>T</mi>
                          <mn>22</mn>
                        </msub>
                      </mtd>
                      <mtd>
                        <msub>
                          <mi>T</mi>
                          <mn>23</mn>
                        </msub>
                      </mtd>
                    </mtr>
                    <mtr>
                      <mtd>
                        <msub>
                          <mi>T</mi>
                          <mn>31</mn>
                        </msub>
                      </mtd>
                      <mtd>
                        <msub>
                          <mi>T</mi>
                          <mn>32</mn>
                        </msub>
                      </mtd>
                      <mtd>
                        <msub>
                          <mi>T</mi>
                          <mn>33</mn>
                        </msub>
                      </mtd>
                    </mtr>
                  </mtable>
                </mrow>
                <mo fence="true" stretchy="true">)</mo>
              </mrow>
            </mrow>
            <mstyle mathvariant="sans-serif">
              <mi>y</mi>
            </mstyle>
            <mrow>
              <mover accent="true">
                <mi>F</mi>
                <mo stretchy="false">¯</mo>
              </mover>
              <mo stretchy="false">=</mo>
              <mrow>
                <mrow>
                  <mo stretchy="false">−</mo>
                  <mi>g</mi>
                </mrow>
                <mo stretchy="false">⋅</mo>
                <mover accent="true">
                  <mn>2</mn>
                  <mo stretchy="false">¯</mo>
                </mover>
              </mrow>
            </mrow>
          </mrow>
        </mtd>
      </mtr>
    </mtable>
    <annotation encoding="StarMath 5.0">{nabla bar bar t} over {%rho} + bar F= bar a, newline newline font sans {donde} bar bar t=  left ( matrix{T_11 # T_12 # T_13 ## T_21 # T_22 # T_23 ## T_31 # T_32 # T_33 } right ) font sans {y}  bar F=-g cdot bar 2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23:29:13.037342665</meta:creation-date>
    <dc:date>2016-09-28T23:49:09.969984393</dc:date>
    <meta:editing-duration>PT9M46S</meta:editing-duration>
    <meta:editing-cycles>2</meta:editing-cycles>
    <meta:generator>LibreOffice/5.1.4.2$Linux_X86_64 LibreOffice_project/10m0$Build-2</meta:generator>
  </office:meta>
</office:document-meta>
</file>